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fo:letter-spacing="normal"/>
    </style:style>
    <style:style style:name="P4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e4bff" officeooo:paragraph-rsid="000e4bff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color="#d73a49"/>
    </style:style>
    <style:style style:name="T2" style:family="text">
      <style:text-properties fo:color="#d73a49" style:font-name="SFMono-Regular" fo:font-size="9.75pt" fo:font-style="normal" fo:font-weight="normal"/>
    </style:style>
    <style:style style:name="T3" style:family="text">
      <style:text-properties fo:color="#032f62"/>
    </style:style>
    <style:style style:name="T4" style:family="text">
      <style:text-properties fo:color="#032f62" style:font-name="SFMono-Regular" fo:font-size="9.75pt" fo:font-style="normal" fo:font-weight="normal"/>
    </style:style>
    <style:style style:name="T5" style:family="text">
      <style:text-properties fo:color="#6f42c1"/>
    </style:style>
    <style:style style:name="T6" style:family="text">
      <style:text-properties style:font-name="SFMono-Regular" fo:font-size="9.75pt" fo:font-style="normal" fo:font-weight="normal"/>
    </style:style>
    <style:style style:name="T7" style:family="text">
      <style:text-properties fo:color="#005cc5" style:font-name="SFMono-Regular" fo:font-size="9.75pt" fo:font-style="normal" fo:font-weight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10" style:family="text">
      <style:text-properties officeooo:rsid="000f2137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58775734200107802" text:style-name="L1">
        <text:list-item>
          <text:p text:style-name="P4">Quais as diferenças entre os barramentos de dados e de endereços?</text:p>
          <text:p text:style-name="P6">O barramento de dados vai transmitir os dados entre as unidades do microprocessador enquanto o de endereço seleciona a origem e o destino através do endereço dos mesmos. É como se o barramento de endereço seleciona-se a origem e o destino de vários pacotes e o barramento de dados fosse o veículo que transporta todos eles da origem ao destino.</text:p>
        </text:list-item>
        <text:list-item>
          <text:p text:style-name="P4">Quais são as diferenças entre as memórias RAM e ROM?</text:p>
          <text:p text:style-name="P6">A memória ram se chama <text:span text:style-name="T10">ramdom acess memory, a tradução seria acesso aleatório a memória o que na prática significa que a ram lê todos os processos em paralelos, mas seleciona apenas um deles para executar e além disso ela possui uma memória volátil, ou seja, quando desligado da energia os dados que antes existiam se perderam caso não tenham sido salvado na ROM. </text:span></text:p>
        </text:list-item>
        <text:list-item>
          <text:p text:style-name="P4">Considere o código abaixo:</text:p>
        </text:list-item>
      </text:list>
      <text:p text:style-name="P1">#<text:span text:style-name="T1">include</text:span> <text:span text:style-name="T3">&lt;stdio.h&gt;</text:span></text:p>
      <text:p text:style-name="P2"><text:span text:style-name="T1">int</text:span> <text:span text:style-name="T5">main</text:span>(<text:span text:style-name="T1">void</text:span>)</text:p>
      <text:p text:style-name="P2">{</text:p>
      <text:p text:style-name="P3"><text:s text:c="8"/><text:span text:style-name="T2">int</text:span><text:span text:style-name="T6"> i;</text:span></text:p>
      <text:p text:style-name="P3"><text:s text:c="8"/><text:span text:style-name="T7">printf</text:span><text:span text:style-name="T6">(</text:span><text:span text:style-name="T4">"Insira um número inteiro: "</text:span><text:span text:style-name="T6">);</text:span></text:p>
      <text:p text:style-name="P3"><text:s text:c="8"/><text:span text:style-name="T7">scanf</text:span><text:span text:style-name="T6">(</text:span><text:span text:style-name="T4">"</text:span><text:span text:style-name="T7">%d</text:span><text:span text:style-name="T4">"</text:span><text:span text:style-name="T6">, &amp;i);</text:span></text:p>
      <text:p text:style-name="P3"><text:s text:c="8"/><text:span text:style-name="T2">if</text:span><text:span text:style-name="T6">(i%</text:span><text:span text:style-name="T7">2</text:span><text:span text:style-name="T6">)</text:span></text:p>
      <text:p text:style-name="P3"><text:s text:c="16"/><text:span text:style-name="T7">printf</text:span><text:span text:style-name="T6">(</text:span><text:span text:style-name="T4">"</text:span><text:span text:style-name="T7">%d</text:span><text:span text:style-name="T4"> eh impar.\n"</text:span><text:span text:style-name="T6">);</text:span></text:p>
      <text:p text:style-name="P3"><text:s text:c="8"/><text:span text:style-name="T2">else</text:span></text:p>
      <text:p text:style-name="P3"><text:s text:c="16"/><text:span text:style-name="T7">printf</text:span><text:span text:style-name="T6">(</text:span><text:span text:style-name="T4">"</text:span><text:span text:style-name="T7">%d</text:span><text:span text:style-name="T4"> eh par.\n"</text:span><text:span text:style-name="T6">);</text:span></text:p>
      <text:p text:style-name="P3"><text:s text:c="8"/><text:span text:style-name="T2">return</text:span><text:span text:style-name="T6"> </text:span><text:span text:style-name="T7">0</text:span><text:span text:style-name="T6">;</text:span></text:p>
      <text:p text:style-name="P2">}</text:p>
      <text:p text:style-name="P7"><text:span text:style-name="T8">Para este código, responda: (a) A variável </text:span><text:span text:style-name="Source_20_Text"><text:span text:style-name="T9">i</text:span></text:span><text:span text:style-name="T8"> é armazenada na memória RAM ou ROM? Por quê? (b) O programa compilado a partir deste código é armazenado na memória RAM ou ROM? Por quê?</text:span></text:p>
      <text:list xml:id="list2113636053233247562" text:style-name="L2">
        <text:list-item>
          <text:p text:style-name="P5">Quais são as diferenças, vantagens e desvantagens das arquiteturas Harvard e Von Neumann?</text:p>
        </text:list-item>
        <text:list-item>
          <text:p text:style-name="P8"><text:soft-page-break/><text:span text:style-name="T8">Considere a variável inteira </text:span><text:span text:style-name="Source_20_Text"><text:span text:style-name="T9">i</text:span></text:span><text:span text:style-name="T8">, armazenando o valor </text:span><text:span text:style-name="Source_20_Text"><text:span text:style-name="T9">0x8051ABCD</text:span></text:span><text:span text:style-name="T8">. Se </text:span><text:span text:style-name="Source_20_Text"><text:span text:style-name="T9">i</text:span></text:span><text:span text:style-name="T8"> é armazenada na memória a partir do endereço </text:span><text:span text:style-name="Source_20_Text"><text:span text:style-name="T9">0x0200</text:span></text:span><text:span text:style-name="T8">, como ficam este byte e os seguintes, considerando que a memória é: (a) Little-endian; (b) Big-endian.</text:span></text:p>
        </text:list-item>
        <text:list-item>
          <text:p text:style-name="P5">Sabendo que o processador do MSP430 tem registradores de 16 bits, como ele soma duas variáveis de 32 bit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5:26:17.711000000</meta:creation-date>
    <dc:date>2017-08-11T15:42:35.370000000</dc:date>
    <meta:editing-duration>PT6M7S</meta:editing-duration>
    <meta:editing-cycles>1</meta:editing-cycles>
    <meta:generator>LibreOffice/5.1.1.3$Windows_x86 LibreOffice_project/89f508ef3ecebd2cfb8e1def0f0ba9a803b88a6d</meta:generator>
    <meta:document-statistic meta:table-count="0" meta:image-count="0" meta:object-count="0" meta:page-count="2" meta:paragraph-count="21" meta:word-count="282" meta:character-count="1703" meta:non-whitespace-character-count="1367"/>
  </office:meta>
</office:document-meta>
</file>